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1314000005787EE7DE232CD76EF2.png" manifest:media-type="image/png"/>
  <manifest:file-entry manifest:full-path="Pictures/1000020100000293000001968B3021251B12351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a3238e" draw:marker-start-width="0.356cm" draw:marker-end="Arrow" draw:marker-end-width="0.356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1cm" svg:stroke-color="#f5822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66b3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432cm" svg:height="10.739cm" svg:x="1.45cm" svg:y="0.057cm">
          <draw:image xlink:href="Pictures/1000020100000293000001968B3021251B12351D.png" xlink:type="simple" xlink:show="embed" xlink:actuate="onLoad">
            <text:p/>
          </draw:image>
        </draw:frame>
        <draw:frame draw:style-name="gr1" draw:text-style-name="P1" draw:layer="layout" svg:width="18.415cm" svg:height="5.278cm" svg:x="0.18cm" svg:y="13.112cm">
          <draw:image xlink:href="Pictures/1000000000001314000005787EE7DE232CD76EF2.png" xlink:type="simple" xlink:show="embed" xlink:actuate="onLoad">
            <text:p/>
          </draw:image>
        </draw:frame>
        <draw:polyline draw:style-name="gr2" draw:text-style-name="P1" draw:layer="layout" svg:width="6.984cm" svg:height="1.65cm" draw:transform="rotate (1.5707963267949) translate (1.196cm 13.392cm)" svg:viewBox="0 0 6985 1651" draw:points="0,0 4764,0 4764,1651 6985,1651">
          <text:p/>
        </draw:polyline>
        <draw:polyline draw:style-name="gr3" draw:text-style-name="P1" draw:layer="layout" svg:width="3.117cm" svg:height="12.318cm" draw:transform="rotate (1.5707963267949) translate (3.355cm 13.716cm)" svg:viewBox="0 0 3118 12319" draw:points="0,0 2102,0 2102,12319 3118,12319">
          <text:p/>
        </draw:polyline>
        <draw:polyline draw:style-name="gr4" draw:text-style-name="P1" draw:layer="layout" svg:width="4.895cm" svg:height="4.571cm" draw:transform="rotate (1.5707963267949) translate (7.211cm 14.732cm)" svg:viewBox="0 0 4896 4572" draw:points="0,4572 2229,4572 2229,0 4896,0">
          <text:p/>
        </draw:polyline>
        <draw:polyline draw:style-name="gr5" draw:text-style-name="P1" draw:layer="layout" svg:width="8.424cm" svg:height="5.28cm" draw:transform="rotate (1.5707963267949) translate (12.88cm 14.859cm)" svg:viewBox="0 0 8425 5281" draw:points="0,5281 1370,5281 1313,0 8425,0">
          <text:p/>
        </draw:polyline>
        <draw:frame draw:style-name="gr6" draw:text-style-name="P3" draw:layer="layout" svg:width="3.81cm" svg:height="0.725cm" svg:x="5.969cm" svg:y="6.885cm">
          <draw:text-box>
            <text:p text:style-name="P2"><text:span text:style-name="T1">Max-Pool 4</text:span></text:p>
          </draw:text-box>
        </draw:frame>
        <draw:frame draw:style-name="gr6" draw:text-style-name="P3" draw:layer="layout" svg:width="3.81cm" svg:height="0.725cm" svg:x="14.769cm" svg:y="0.286cm">
          <draw:text-box>
            <text:p text:style-name="P2"><text:span text:style-name="T1">Convolutional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8.4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05:06:39.335838863</meta:creation-date>
    <dc:date>2021-01-02T05:37:41.739232526</dc:date>
    <meta:editing-duration>PT8M14S</meta:editing-duration>
    <meta:editing-cycles>3</meta:editing-cycles>
    <meta:generator>LibreOffice/6.0.7.3$Linux_X86_64 LibreOffice_project/00m0$Build-3</meta:generator>
    <meta:document-statistic meta:object-count="8"/>
  </office:meta>
</office:document-meta>
</file>